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LabelProvider.getColumnText( Object element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TableViewer.ConfTableViewer( Composite parent , int sty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fTableViewer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TableView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TableViewer.getElements( Object inpu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LabelProvider.getColumnImage( Object element ,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TableViewer.init( List conf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TableViewer.inputChanged( Viewer viewer , Object oldInput , Object new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TableViewer.widgetSelected( Sele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TableViewer.getSelectedConfigur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TableViewer.setModuleDescriptor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